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ce qu'il faut de neurones a<text:line-break/>attrapé ce qui aurait pu<text:line-break/>tomber<text:line-break/>dans l'oreille d'un diverti<text:line-break/>averti par une tendinite<text:line-break/>émissaire comme les primevères<text:line-break/>sortir dériver<text:line-break/>un peu seulement et surtout avec<text:line-break/>lenteur<text:line-break/>sur le front mou,<text:line-break/>mouvant, utopique et<text:line-break/>uchronique<text:line-break/>de la défense de l'ennui<text:line-break/>de la reconquête de l'ennui<text:line-break/>de l'artifice palpable découpé dans<text:line-break/>le quotidien virtuel</text:p>
      <text:p text:style-name="Standard_20_gauche"/>
      <text:p text:style-name="Standard_20_gauche">respirer</text:p>
      <text:p text:style-name="Standard_20_gauche"/>
      <text:p text:style-name="Standard_20_gauche">une, deux, trois,... cinq,... cent,... mille,...<text:line-break/>branchettes des immenses platanes<text:line-break/>sans feuilles<text:line-break/>sur fond de ciel<text:line-break/>bleu glacé<text:line-break/>quelques minutes avant<text:line-break/>l'explosion rituelle<text:line-break/>annuelle<text:line-break/>puissance retenue<text:line-break/>trompeusement immobile<text:line-break/>sûre<text:line-break/>nourrie de la mort</text:p>
      <text:p text:style-name="Standard_20_gauche"/>
      <text:p text:style-name="Standard_20_gauche">ce qu'il faut de neurones a<text:line-break/>attrapé ce qui aurait pu<text:line-break/>tomber<text:line-break/>dans l'oreille d'un diver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_20_1_20_de_20_note" style:display-name="Titre 1 de note" style:family="paragraph" style:parent-style-name="Heading_20_1" style:next-style-name="Standard" style:default-outline-level="" style:list-style-name="" style:class="text">
      <style:paragraph-properties fo:margin-top="0.3cm" fo:margin-bottom="0.199cm" fo:text-align="start" style:justify-single-word="false"/>
      <style:text-properties fo:font-size="12pt" style:text-underline-style="solid" style:text-underline-width="auto" style:text-und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  <style:text-properties style:font-name="Ubuntu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name="Ubuntu1"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style:font-name="Ubuntu"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logigor_020_l_ennui<text:tab/><text:tab/>jeudi 17 février 2011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7T17:05:06</meta:creation-date>
    <dc:title>defaut</dc:title>
    <meta:editing-duration>PT15M30S</meta:editing-duration>
    <meta:editing-cycles>4</meta:editing-cycles>
    <meta:generator>LibreOffice/3.3$Linux LibreOffice_project/330m19$Build-6</meta:generator>
    <meta:initial-creator>iGor </meta:initial-creator>
    <dc:date>2011-02-17T17:27:10</dc:date>
    <dc:creator>iGor </dc:creator>
    <meta:document-statistic meta:table-count="0" meta:image-count="0" meta:object-count="0" meta:page-count="1" meta:paragraph-count="6" meta:word-count="115" meta:character-count="742"/>
    <meta:template xlink:type="simple" xlink:actuate="onRequest" xlink:title="defaut" xlink:href="../../../../../.libreoffice/3/user/template/defaut1.ott" meta:date="2011-02-17T17:05:04"/>
  </office:meta>
</office:document-meta>
</file>